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47mm" fo:margin-left="51.81mm" table:align="left" style:writing-mode="lr-tb"/>
    </style:style>
    <style:style style:name="Table1.A" style:family="table-column">
      <style:table-column-properties style:column-width="81.72mm"/>
    </style:style>
    <style:style style:name="Table1.B" style:family="table-column">
      <style:table-column-properties style:column-width="16.62mm"/>
    </style:style>
    <style:style style:name="Table1.C" style:family="table-column">
      <style:table-column-properties style:column-width="24.13mm"/>
    </style:style>
    <style:style style:name="Table1.1" style:family="table-row">
      <style:table-row-properties style:row-height="32.01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1.27mm" fo:keep-together="auto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75.33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7.63mm" style:rel-column-width="32753*"/>
    </style:style>
    <style:style style:name="Table2.B" style:family="table-column">
      <style:table-column-properties style:column-width="87.7mm" style:rel-column-width="3278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0mm" fo:margin-bottom="0.92mm" fo:line-height="0.35mm"/>
    </style:style>
    <style:style style:name="P3" style:family="paragraph" style:parent-style-name="Standard">
      <style:paragraph-properties fo:margin-top="3.81mm" fo:margin-bottom="0mm"/>
      <style:text-properties fo:color="#000000" style:font-name="Times New Roman" fo:font-size="12pt" fo:letter-spacing="-0.11mm" style:font-size-asian="12pt" style:text-scale="105%"/>
    </style:style>
    <style:style style:name="P4" style:family="paragraph" style:parent-style-name="Standard">
      <style:paragraph-properties fo:margin-left="0mm" fo:margin-right="100.33mm" fo:margin-top="13.97mm" fo:margin-bottom="0mm" fo:text-indent="0mm" style:auto-text-indent="false"/>
    </style:style>
    <style:style style:name="P5" style:family="paragraph" style:parent-style-name="Standard">
      <style:paragraph-properties fo:margin-top="2.54mm" fo:margin-bottom="0mm">
        <style:tab-stops>
          <style:tab-stop style:position="172.65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2.54mm" fo:margin-bottom="0mm">
        <style:tab-stops>
          <style:tab-stop style:position="172.65mm" style:type="right" style:leader-style="dotted" style:leader-text="."/>
        </style:tab-stops>
      </style:paragraph-properties>
      <style:text-properties fo:color="#000000" style:font-name="Times New Roman" fo:font-size="12pt" fo:letter-spacing="0.05mm" style:font-size-asian="12pt" style:text-scale="105%"/>
    </style:style>
    <style:style style:name="P7" style:family="paragraph" style:parent-style-name="Standard">
      <style:paragraph-properties fo:margin-left="0mm" fo:margin-right="1.27mm" fo:margin-top="2.54mm" fo:margin-bottom="0mm" fo:line-height="150%" fo:text-indent="0mm" style:auto-text-indent="false"/>
    </style:style>
    <style:style style:name="P8" style:family="paragraph" style:parent-style-name="Standard">
      <style:paragraph-properties fo:margin-left="7.62mm" fo:margin-right="0mm" fo:margin-top="9.53mm" fo:margin-bottom="0mm" fo:text-indent="0mm" style:auto-text-indent="false">
        <style:tab-stops>
          <style:tab-stop style:position="52.9mm" style:leader-style="dotted" style:leader-text="."/>
          <style:tab-stop style:position="128.64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line-height="85%" fo:text-align="center" style:justify-single-word="false"/>
      <style:text-properties fo:color="#000000" style:font-name="Times New Roman" fo:font-size="12pt" style:font-size-asian="12pt" style:text-scale="105%"/>
    </style:style>
    <style:style style:name="P10" style:family="paragraph" style:parent-style-name="Standard">
      <style:paragraph-properties fo:margin-top="9.53mm" fo:margin-bottom="0mm" fo:line-height="85%" fo:text-align="center" style:justify-single-word="false"/>
      <style:text-properties fo:color="#000000" style:font-name="Arial" fo:font-size="26pt" fo:font-weight="bold" style:font-size-asian="26pt" style:font-weight-asian="bold"/>
    </style:style>
    <style:style style:name="P11" style:family="paragraph" style:parent-style-name="Standard">
      <style:paragraph-properties fo:margin-left="0mm" fo:margin-right="4.45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top="10.16mm" fo:margin-bottom="0mm"/>
      <style:text-properties fo:color="#000000" style:font-name="Times New Roman" fo:font-size="12pt" style:font-size-asian="12pt" style:text-scale="105%"/>
    </style:style>
    <style:style style:name="P13" style:family="paragraph" style:parent-style-name="Standard">
      <style:paragraph-properties fo:margin-top="5.08mm" fo:margin-bottom="0mm" fo:text-align="end" style:justify-single-word="false"/>
      <style:text-properties fo:color="#000000" style:font-name="Times New Roman" fo:font-size="12pt" fo:letter-spacing="0.04mm" style:font-size-asian="12pt" style:text-scale="105%"/>
    </style:style>
    <style:style style:name="P14" style:family="paragraph" style:parent-style-name="Standard">
      <style:paragraph-properties fo:margin-left="58.42mm" fo:margin-right="0mm" fo:margin-top="8.89mm" fo:margin-bottom="8.26mm" fo:text-indent="0mm" style:auto-text-indent="false">
        <style:tab-stops>
          <style:tab-stop style:position="149.7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83.82mm" fo:margin-right="0mm" fo:margin-top="1.27mm" fo:margin-bottom="13.97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16" style:family="paragraph" style:parent-style-name="Standard">
      <style:paragraph-properties fo:margin-top="4.45mm" fo:margin-bottom="0mm" fo:text-align="center" style:justify-single-word="false"/>
    </style:style>
    <style:style style:name="P1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 style:master-page-name="Standard">
      <style:paragraph-properties fo:line-height="0%"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0.02mm" style:font-size-asian="12pt" style:text-scale="105%"/>
    </style:style>
    <style:style style:name="T7" style:family="text">
      <style:text-properties fo:color="#000000" style:font-name="Times New Roman" fo:font-size="12pt" fo:letter-spacing="-0.05mm" style:font-size-asian="12pt" style:text-scale="105%"/>
    </style:style>
    <style:style style:name="T8" style:family="text">
      <style:text-properties fo:color="#000000" style:font-name="Times New Roman" fo:font-size="12pt" fo:letter-spacing="-0.07mm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2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3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 <text:line-break/></text:span><text:span text:style-name="T4">(CHAPTER 50) <text:line-break/></text:span><text:span text:style-name="T5">SECTION 295(4)</text:span></text:p>
            <text:p text:style-name="P16"><text:span text:style-name="T5">NOTICE OF HOLDING OF MEETING <text:line-break/></text:span><text:span text:style-name="T4">OF CREDITO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9">FORM</text:p>
            <text:p text:style-name="P10">68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2"/>
      <text:p text:style-name="P11">Folio No</text:p>
      <text:p text:style-name="P3">Name of Company: <text:span text:style-name="T13"><text:placeholder text:placeholder-type="text">&lt;o.name&gt;</text:placeholder></text:span></text:p>
      <text:p text:style-name="P12">Company No: <text:span text:style-name="T13"><text:placeholder text:placeholder-type="text">&lt;o.uen&gt;</text:placeholder></text:span></text:p>
      <text:p text:style-name="P4"><text:span text:style-name="T1">The Registrar of Companies &amp; Businesses, </text:span><text:span text:style-name="T3">Singapore</text:span></text:p>
      <text:p text:style-name="P13">Notice is hereby given that, pursuant to section 295(1) of the Companies Act, a meeting of</text:p>
      <text:p text:style-name="P6">creditors of the abovenamed company was summoned and held on <text:tab/></text:p>
      <text:p text:style-name="P5"><text:span text:style-name="T3"><text:tab/></text:span><text:span text:style-name="T6"> for the purpose of presenting to the meeting a statement of assets and liabilities of the</text:span></text:p>
      <text:p text:style-name="P7"><text:span text:style-name="T7">company, and permitting the creditors, if they so wish, to appoint a new liquidator of the company </text:span><text:span text:style-name="T8">under section 295(2) of the Act.</text:span></text:p>
      <text:p text:style-name="P8"><text:span text:style-name="T1">Dated this<text:tab/></text:span><text:span text:style-name="T3">day of<text:tab/></text:span></text:p>
      <text:p text:style-name="P14">Signature: <text:tab/></text:p>
      <text:p text:style-name="P15">Name of Liquidator(s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text:span text:style-name="T9">Lodged in the office of the Registrar of Companies &amp; </text:span><text:span text:style-name="T10">Businesses by</text:span></text:p>
            <text:p text:style-name="P20">Name:</text:p>
            <text:p text:style-name="P22">Address:</text:p>
            <text:p text:style-name="P23"><text:span text:style-name="T12">A/c No:<text:tab/></text:span><text:span text:style-name="T11">Tel No:</text:span></text:p>
            <text:p text:style-name="P24">Fax No: </text:p>
          </table:table-cell>
          <table:table-cell table:style-name="Table2.B1" office:value-type="string">
            <text:p text:style-name="P17">For Official Use</text:p>
            <text:p text:style-name="P18">_______________________________________</text:p>
            <text:p text:style-name="P25">Date of Registration:</text:p>
            <text:p text:style-name="P26">Receipt No:</text:p>
            <text:p text:style-name="P21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31mm" fo:margin-bottom="30.97mm" fo:margin-left="18.03mm" fo:margin-right="16.86mm" style:writing-mode="lr-tb" style:layout-grid-color="#c0c0c0" style:layout-grid-lines="2390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8</meta:editing-cycles>
    <meta:creation-date>2015-12-21T08:49:00</meta:creation-date>
    <dc:date>2016-01-13T13:53:21</dc:date>
    <meta:editing-duration>PT1M5S</meta:editing-duration>
    <meta:generator>LibreOffice/3.5$Linux_X86_64 LibreOffice_project/350m1$Build-2</meta:generator>
    <meta:document-statistic meta:table-count="2" meta:image-count="0" meta:object-count="0" meta:page-count="1" meta:paragraph-count="25" meta:word-count="136" meta:character-count="822" meta:non-whitespace-character-count="7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